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8563in" fo:margin-left="0.0646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4389in"/>
    </style:style>
    <style:style style:name="Table1.C" style:family="table-column">
      <style:table-column-properties style:column-width="1.5438in"/>
    </style:style>
    <style:style style:name="Table1.D" style:family="table-column">
      <style:table-column-properties style:column-width="1.809in"/>
    </style:style>
    <style:style style:name="Table1.E" style:family="table-column">
      <style:table-column-properties style:column-width="1.1931in"/>
    </style:style>
    <style:style style:name="Table1.A1" style:family="table-cell">
      <style:table-cell-properties fo:background-color="#b2b2b2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b2b2b2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3" style:family="table-row">
      <style:table-row-properties style:min-row-height="0.3in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none" fo:border-top="none" fo:border-bottom="0.5pt solid #000000"/>
    </style:style>
    <style:style style:name="Table1.D3" style:family="table-cell">
      <style:table-cell-properties fo:padding="0.0382in" fo:border-left="0.5pt solid #000000" fo:border-right="none" fo:border-top="none" fo:border-bottom="0.5pt solid #000000"/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none" fo:border-top="none" fo:border-bottom="0.5pt solid #000000"/>
    </style:style>
    <style:style style:name="Table1.D4" style:family="table-cell">
      <style:table-cell-properties fo:padding="0.0382in" fo:border-left="0.5pt solid #000000" fo:border-right="none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none" fo:border-top="none" fo:border-bottom="0.5pt solid #000000"/>
    </style:style>
    <style:style style:name="Table1.D5" style:family="table-cell">
      <style:table-cell-properties fo:padding="0.0382in" fo:border-left="0.5pt solid #000000" fo:border-right="none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6" style:family="table-row">
      <style:table-row-properties style:min-row-height="0.2451in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none" fo:border-top="none" fo:border-bottom="0.5pt solid #000000"/>
    </style:style>
    <style:style style:name="Table1.D6" style:family="table-cell">
      <style:table-cell-properties fo:padding="0.0382in" fo:border-left="0.5pt solid #000000" fo:border-right="none" fo:border-top="none" fo:border-bottom="0.5pt solid #000000"/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none" fo:border-top="none" fo:border-bottom="0.5pt solid #000000"/>
    </style:style>
    <style:style style:name="Table1.D7" style:family="table-cell">
      <style:table-cell-properties fo:padding="0.0382in" fo:border-left="0.5pt solid #000000" fo:border-right="none" fo:border-top="none" fo:border-bottom="0.5pt solid #000000"/>
    </style:style>
    <style:style style:name="Table1.E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none" fo:border-top="none" fo:border-bottom="0.5pt solid #000000"/>
    </style:style>
    <style:style style:name="Table1.D8" style:family="table-cell">
      <style:table-cell-properties fo:padding="0.0382in" fo:border-left="0.5pt solid #000000" fo:border-right="none" fo:border-top="none" fo:border-bottom="0.5pt solid #000000"/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none" fo:border-top="none" fo:border-bottom="0.5pt solid #000000"/>
    </style:style>
    <style:style style:name="Table1.D9" style:family="table-cell">
      <style:table-cell-properties fo:padding="0.0382in" fo:border-left="0.5pt solid #000000" fo:border-right="none" fo:border-top="none" fo:border-bottom="0.5pt solid #000000"/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0" style:family="table-cell">
      <style:table-cell-properties fo:padding="0.0382in" fo:border-left="0.5pt solid #000000" fo:border-right="none" fo:border-top="none" fo:border-bottom="0.5pt solid #000000"/>
    </style:style>
    <style:style style:name="Table1.B10" style:family="table-cell">
      <style:table-cell-properties fo:padding="0.0382in" fo:border-left="0.5pt solid #000000" fo:border-right="none" fo:border-top="none" fo:border-bottom="0.5pt solid #000000"/>
    </style:style>
    <style:style style:name="Table1.C10" style:family="table-cell">
      <style:table-cell-properties fo:padding="0.0382in" fo:border-left="0.5pt solid #000000" fo:border-right="none" fo:border-top="none" fo:border-bottom="0.5pt solid #000000"/>
    </style:style>
    <style:style style:name="Table1.D10" style:family="table-cell">
      <style:table-cell-properties fo:padding="0.0382in" fo:border-left="0.5pt solid #000000" fo:border-right="none" fo:border-top="none" fo:border-bottom="0.5pt solid #000000"/>
    </style:style>
    <style:style style:name="Table1.E10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1" style:family="table-cell">
      <style:table-cell-properties fo:padding="0.0382in" fo:border-left="0.5pt solid #000000" fo:border-right="none" fo:border-top="none" fo:border-bottom="0.5pt solid #000000"/>
    </style:style>
    <style:style style:name="Table1.B11" style:family="table-cell">
      <style:table-cell-properties fo:padding="0.0382in" fo:border-left="0.5pt solid #000000" fo:border-right="none" fo:border-top="none" fo:border-bottom="0.5pt solid #000000"/>
    </style:style>
    <style:style style:name="Table1.C11" style:family="table-cell">
      <style:table-cell-properties fo:padding="0.0382in" fo:border-left="0.5pt solid #000000" fo:border-right="none" fo:border-top="none" fo:border-bottom="0.5pt solid #000000"/>
    </style:style>
    <style:style style:name="Table1.D11" style:family="table-cell">
      <style:table-cell-properties fo:padding="0.0382in" fo:border-left="0.5pt solid #000000" fo:border-right="none" fo:border-top="none" fo:border-bottom="0.5pt solid #000000"/>
    </style:style>
    <style:style style:name="Table1.E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A12" style:family="table-cell">
      <style:table-cell-properties fo:padding="0.0382in" fo:border-left="0.5pt solid #000000" fo:border-right="none" fo:border-top="none" fo:border-bottom="0.5pt solid #000000"/>
    </style:style>
    <style:style style:name="Table1.B12" style:family="table-cell">
      <style:table-cell-properties fo:padding="0.0382in" fo:border-left="0.5pt solid #000000" fo:border-right="none" fo:border-top="none" fo:border-bottom="0.5pt solid #000000"/>
    </style:style>
    <style:style style:name="Table1.C12" style:family="table-cell">
      <style:table-cell-properties fo:padding="0.0382in" fo:border-left="0.5pt solid #000000" fo:border-right="none" fo:border-top="none" fo:border-bottom="0.5pt solid #000000"/>
    </style:style>
    <style:style style:name="Table1.D12" style:family="table-cell">
      <style:table-cell-properties fo:padding="0.0382in" fo:border-left="0.5pt solid #000000" fo:border-right="none" fo:border-top="none" fo:border-bottom="0.5pt solid #000000"/>
    </style:style>
    <style:style style:name="Table1.E1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paragraph-properties fo:text-align="start" style:justify-single-word="false"/>
    </style:style>
    <style:style style:name="P2" style:family="paragraph" style:parent-style-name="Text_20_body">
      <style:text-properties officeooo:rsid="0019153a" officeooo:paragraph-rsid="0019153a"/>
    </style:style>
    <style:style style:name="P3" style:family="paragraph" style:parent-style-name="Text_20_body">
      <style:paragraph-properties fo:text-align="start" style:justify-single-word="false"/>
      <style:text-properties officeooo:rsid="001b0322" officeooo:paragraph-rsid="001b0322"/>
    </style:style>
    <style:style style:name="P4" style:family="paragraph" style:parent-style-name="Text_20_body">
      <style:paragraph-properties fo:text-align="start" style:justify-single-word="false"/>
      <style:text-properties fo:font-weight="bold" officeooo:rsid="001b0322" officeooo:paragraph-rsid="001b0322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normal" officeooo:rsid="001b0322" officeooo:paragraph-rsid="001b0322" style:font-weight-asian="normal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weight="normal" officeooo:rsid="001c5b51" officeooo:paragraph-rsid="001c5b51" style:font-weight-asian="normal" style:font-weight-complex="normal"/>
    </style:style>
    <style:style style:name="P7" style:family="paragraph" style:parent-style-name="Heading_20_2">
      <style:paragraph-properties fo:text-align="center" style:justify-single-word="false"/>
      <style:text-properties officeooo:rsid="0018dac8" officeooo:paragraph-rsid="0018dac8"/>
    </style:style>
    <style:style style:name="P8" style:family="paragraph" style:parent-style-name="Heading_20_2">
      <style:paragraph-properties fo:text-align="center" style:justify-single-word="false"/>
      <style:text-properties officeooo:rsid="0019153a" officeooo:paragraph-rsid="0019153a"/>
    </style:style>
    <style:style style:name="P9" style:family="paragraph" style:parent-style-name="Heading_20_2">
      <style:paragraph-properties fo:text-align="center" style:justify-single-word="false"/>
      <style:text-properties officeooo:rsid="0019153a" officeooo:paragraph-rsid="0023dd6a"/>
    </style:style>
    <style:style style:name="P10" style:family="paragraph" style:parent-style-name="Table_20_Contents">
      <style:paragraph-properties fo:text-align="center" style:justify-single-word="false"/>
      <style:text-properties officeooo:rsid="0023dd6a" officeooo:paragraph-rsid="0023dd6a"/>
    </style:style>
    <style:style style:name="P11" style:family="paragraph" style:parent-style-name="Table_20_Contents">
      <style:paragraph-properties fo:text-align="center" style:justify-single-word="false"/>
      <style:text-properties officeooo:rsid="00259c5e" officeooo:paragraph-rsid="00259c5e"/>
    </style:style>
    <style:style style:name="P12" style:family="paragraph" style:parent-style-name="Table_20_Contents">
      <style:paragraph-properties fo:text-align="center" style:justify-single-word="false"/>
      <style:text-properties officeooo:rsid="00275d2e" officeooo:paragraph-rsid="00275d2e"/>
    </style:style>
    <style:style style:name="P13" style:family="paragraph" style:parent-style-name="Table_20_Contents">
      <style:paragraph-properties fo:text-align="center" style:justify-single-word="false"/>
      <style:text-properties officeooo:rsid="00283fe1" officeooo:paragraph-rsid="00283fe1"/>
    </style:style>
    <style:style style:name="P14" style:family="paragraph" style:parent-style-name="Table_20_Contents">
      <style:paragraph-properties fo:text-align="center" style:justify-single-word="false"/>
      <style:text-properties officeooo:rsid="00299ac0" officeooo:paragraph-rsid="00299ac0"/>
    </style:style>
    <style:style style:name="P15" style:family="paragraph" style:parent-style-name="Table_20_Contents">
      <style:paragraph-properties fo:text-align="center" style:justify-single-word="false"/>
      <style:text-properties officeooo:rsid="002b49b2" officeooo:paragraph-rsid="002b49b2"/>
    </style:style>
    <style:style style:name="P16" style:family="paragraph" style:parent-style-name="Text_20_body">
      <style:paragraph-properties fo:text-align="start" style:justify-single-word="false"/>
      <style:text-properties officeooo:rsid="001b0322" officeooo:paragraph-rsid="001b0322"/>
    </style:style>
    <style:style style:name="P17" style:family="paragraph" style:parent-style-name="Text_20_body">
      <style:paragraph-properties fo:text-align="start" style:justify-single-word="false"/>
      <style:text-properties officeooo:rsid="001d4998" officeooo:paragraph-rsid="001d4998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1d4998" officeooo:paragraph-rsid="001d4998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20b783" officeooo:paragraph-rsid="0020b783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299ac0" officeooo:paragraph-rsid="00299ac0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2b49b2" officeooo:paragraph-rsid="002b49b2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bold" officeooo:rsid="001b0322" officeooo:paragraph-rsid="001ff30f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weight="bold" officeooo:rsid="001ff30f" officeooo:paragraph-rsid="001ff30f" style:font-weight-asian="bold" style:font-weight-complex="bold"/>
    </style:style>
    <style:style style:name="P24" style:family="paragraph" style:parent-style-name="Text_20_body">
      <style:paragraph-properties fo:text-align="start" style:justify-single-word="false"/>
      <style:text-properties fo:font-weight="bold" officeooo:rsid="00299ac0" officeooo:paragraph-rsid="00299ac0" style:font-weight-asian="bold" style:font-weight-complex="bold"/>
    </style:style>
    <style:style style:name="P25" style:family="paragraph" style:parent-style-name="Text_20_body">
      <style:paragraph-properties fo:text-align="center" style:justify-single-word="false"/>
      <style:text-properties officeooo:paragraph-rsid="0023dd6a"/>
    </style:style>
    <style:style style:name="P26" style:family="paragraph" style:parent-style-name="Text_20_body">
      <style:paragraph-properties fo:text-align="start" style:justify-single-word="false"/>
      <style:text-properties officeooo:rsid="00299ac0" officeooo:paragraph-rsid="00299ac0"/>
    </style:style>
    <style:style style:name="P27" style:family="paragraph" style:parent-style-name="Text_20_body">
      <style:paragraph-properties fo:text-align="start" style:justify-single-word="false"/>
      <style:text-properties officeooo:rsid="002b49b2" officeooo:paragraph-rsid="002b49b2"/>
    </style:style>
    <style:style style:name="T1" style:family="text">
      <style:text-properties officeooo:rsid="001d4998"/>
    </style:style>
    <style:style style:name="T2" style:family="text">
      <style:text-properties officeooo:rsid="001e5cac"/>
    </style:style>
    <style:style style:name="T3" style:family="text">
      <style:text-properties officeooo:rsid="001ff30f"/>
    </style:style>
    <style:style style:name="T4" style:family="text">
      <style:text-properties officeooo:rsid="0023dd6a"/>
    </style:style>
    <style:style style:name="T5" style:family="text">
      <style:text-properties officeooo:rsid="00259c5e"/>
    </style:style>
    <style:style style:name="T6" style:family="text">
      <style:text-properties officeooo:rsid="00275d2e"/>
    </style:style>
    <style:style style:name="T7" style:family="text">
      <style:text-properties officeooo:rsid="00279f59"/>
    </style:style>
    <style:style style:name="T8" style:family="text">
      <style:text-properties officeooo:rsid="00299ac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79f59" style:font-weight-asian="normal" style:font-weight-complex="normal"/>
    </style:style>
    <style:style style:name="T11" style:family="text">
      <style:text-properties officeooo:rsid="002b49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 Preprocessor Test Plan</text:p>
      <text:h text:style-name="P7" text:outline-level="2">Overall Test Plan</text:h>
      <text:p text:style-name="P2">Testing will be conducted with unit and integration tests. I plan to use PyTest for unit testing and to use simulated data for standard and non-standard conditions <text:span text:style-name="T11">for integration tests</text:span>. <text:span text:style-name="T2">Many</text:span> tests will be run via a Github workflow which will catalog results and notify developers of issues before they are merged into the main branch.</text:p>
      <text:h text:style-name="P8" text:outline-level="2">Test Case Descriptions</text:h>
      <text:p text:style-name="P4">PL1.0 Plugin Loading</text:p>
      <text:p text:style-name="P5">PL1.1 System builds packaged plugins</text:p>
      <text:p text:style-name="P6">PL1.1.1 During the build process, unit tests are run (<text:span text:style-name="T8">see PL2.0</text:span>)</text:p>
      <text:p text:style-name="P5">PL1.2 System installs built plugins</text:p>
      <text:p text:style-name="P3"><text:span text:style-name="T9">PL1.3 System verifies expected plugins are discovered</text:span></text:p>
      <text:p text:style-name="P24">PL2.0 Plugin Unit Tests</text:p>
      <text:p text:style-name="P20">PL2.1 During the build process unit tests are conducted</text:p>
      <text:p text:style-name="P20">PL2.2 Unit tests will use pytest to verify the functionality of core plugin components such as file detection</text:p>
      <text:p text:style-name="P4">FI<text:span text:style-name="T7">1</text:span>.0 File Identification Test</text:p>
      <text:p text:style-name="P3"><text:span text:style-name="T9">FI</text:span><text:span text:style-name="T10">1</text:span><text:span text:style-name="T9">.1 System uses packaged plugin to identify a known-good test file</text:span></text:p>
      <text:p text:style-name="P26"><text:span text:style-name="T9">FI1.2 Results from identification tested against expected results</text:span></text:p>
      <text:p text:style-name="P4">FE<text:span text:style-name="T7">1</text:span>.0 File Extraction</text:p>
      <text:p text:style-name="P5">FE<text:span text:style-name="T7">1</text:span>.1 System uses a packaged plugin to identify a known-good test file</text:p>
      <text:p text:style-name="P5">FE<text:span text:style-name="T7">1</text:span>.2 System uses a packaged plugin to extract a known-good test file</text:p>
      <text:p text:style-name="P3"><text:span text:style-name="T9">FE</text:span><text:span text:style-name="T10">1</text:span><text:span text:style-name="T9">.3 Resulting file is compared with expected results</text:span></text:p>
      <text:p text:style-name="P4">RE<text:span text:style-name="T7">1</text:span>.0 Recursive/Nested File Extraction</text:p>
      <text:p text:style-name="P3">RE<text:span text:style-name="T7">1</text:span>.1 <text:span text:style-name="T1">System uses a known-good test file to identify and extract a file</text:span></text:p>
      <text:p text:style-name="P17">RE<text:span text:style-name="T7">1</text:span>.2 System detects another compressed file within the original test file and extracts that file</text:p>
      <text:p text:style-name="P17">RE<text:span text:style-name="T7">1</text:span>.3 System decompresses as many files are as contained in the known-good tester</text:p>
      <text:p text:style-name="P17">RE<text:span text:style-name="T7">1</text:span>.4 Resulting files are compared with expected results</text:p>
      <text:p text:style-name="P3"/>
      <text:p text:style-name="P4"><text:soft-page-break/>FIN<text:span text:style-name="T6">1</text:span>.0 File Information</text:p>
      <text:p text:style-name="P18"><text:span text:style-name="T6">FIN1</text:span>.1 System detects an informational plugin being installed</text:p>
      <text:p text:style-name="P18"><text:span text:style-name="T6">FIN1</text:span>.2 System uses an informational plugin to display additional details about a known-bad file (a file which the system cannot identify)</text:p>
      <text:p text:style-name="P18"><text:span text:style-name="T6">FIN1</text:span>.3 Results are compared against expected</text:p>
      <text:p text:style-name="P4"><text:span text:style-name="T5">GH</text:span><text:span text:style-name="T6">1</text:span>.0 Ghidra Plugin Compatibility</text:p>
      <text:p text:style-name="P18"><text:span text:style-name="T6">GH1</text:span>.1 A Ghidra plugin containing the preprocessor can be successfully installed into the latest public release of Ghidra (v12.0.2)</text:p>
      <text:p text:style-name="P18"><text:span text:style-name="T6">GH1</text:span>.2 The plugin can be used to identify and extract a file which can then be loaded into Ghidra</text:p>
      <text:p text:style-name="P18"><text:span text:style-name="T6">GH1</text:span>.3 Ghidra is able to successfully decompile the program</text:p>
      <text:p text:style-name="P4"><text:span text:style-name="T5">BN</text:span><text:span text:style-name="T6">1</text:span>.0 Binary Ninja Plugin Compatibility</text:p>
      <text:p text:style-name="P18"><text:span text:style-name="T6">BN1</text:span>.1 <text:span text:style-name="T11">A Binary Ninja plugin containing the preprocessor can be successfully installed into the latest public release of Binary Ninja (v5.2 ‘IO’)</text:span></text:p>
      <text:p text:style-name="P21">BN1.2 The plugin can be used to identify and extract a file which can be loaded into Binary Ninja</text:p>
      <text:p text:style-name="P21">BN1.3 Binary Ninja is able to decompile the compressed program</text:p>
      <text:p text:style-name="P4"><text:span text:style-name="T5">IDA</text:span><text:span text:style-name="T6">1</text:span>.0 IDA Pro Plugin Compatibility</text:p>
      <text:p text:style-name="P21">IDA1.1 An IDA Pro plugin containing the preprocessor can be successfully installed into the latest public release of IDA Pro (v9.0)</text:p>
      <text:p text:style-name="P21">IDA1.2 The plugin can be used to identify and extract a file which can then be loaded into IDA</text:p>
      <text:p text:style-name="P27"><text:span text:style-name="T9">IDA1.3 IDA is able to decompile the compressed program</text:span></text:p>
      <text:p text:style-name="P22"><text:span text:style-name="T3">UN</text:span><text:span text:style-name="T6">1</text:span><text:span text:style-name="T3">.0 Uncompressed File</text:span></text:p>
      <text:p text:style-name="P19">UN<text:span text:style-name="T6">1</text:span>.1 Provide the system with a normal, uncompressed file</text:p>
      <text:p text:style-name="P19">UN<text:span text:style-name="T6">1</text:span>.2 Verify the system recognizes that this file is not an error condition</text:p>
      <text:p text:style-name="P23">CR<text:span text:style-name="T6">1</text:span> Corrupt Archive</text:p>
      <text:p text:style-name="P19">UN1.1 Provide the system with a corrupted archive</text:p>
      <text:p text:style-name="P19">UN1.2 Verify the system recognizes that it cannot extract the file and registers it as an error</text:p>
      <text:p text:style-name="P19"/>
      <text:p text:style-name="P19"/>
      <text:p text:style-name="P19"/>
      <text:h text:style-name="P9" text:outline-level="2"><text:soft-page-break/>Test Case <text:span text:style-name="T4">Matrix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>Test Case</text:p>
          </table:table-cell>
          <table:table-cell table:style-name="Table1.A1" office:value-type="string">
            <text:p text:style-name="P10">Normal/Abnormal</text:p>
          </table:table-cell>
          <table:table-cell table:style-name="Table1.A1" office:value-type="string">
            <text:p text:style-name="P10">Blackbox/Whitebox</text:p>
          </table:table-cell>
          <table:table-cell table:style-name="Table1.A1" office:value-type="string">
            <text:p text:style-name="P10">Functional/Performance</text:p>
          </table:table-cell>
          <table:table-cell table:style-name="Table1.E1" office:value-type="string">
            <text:p text:style-name="P10">Unit/Integration</text:p>
          </table:table-cell>
        </table:table-row>
        <table:table-row>
          <table:table-cell table:style-name="Table1.A2" office:value-type="string">
            <text:p text:style-name="P10">PL1</text:p>
          </table:table-cell>
          <table:table-cell table:style-name="Table1.B2" office:value-type="string">
            <text:p text:style-name="P13">Normal</text:p>
          </table:table-cell>
          <table:table-cell table:style-name="Table1.C2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2" office:value-type="string">
            <text:p text:style-name="P14">Integration</text:p>
          </table:table-cell>
        </table:table-row>
        <table:table-row table:style-name="Table1.3">
          <table:table-cell table:style-name="Table1.A2" office:value-type="string">
            <text:p text:style-name="P14">PL2</text:p>
          </table:table-cell>
          <table:table-cell table:style-name="Table1.B2" office:value-type="string">
            <text:p text:style-name="P14">Normal</text:p>
          </table:table-cell>
          <table:table-cell table:style-name="Table1.C3" office:value-type="string">
            <text:p text:style-name="P15">Whitebox</text:p>
          </table:table-cell>
          <table:table-cell table:style-name="Table1.D2" office:value-type="string">
            <text:p text:style-name="P14">Functional</text:p>
          </table:table-cell>
          <table:table-cell table:style-name="Table1.E3" office:value-type="string">
            <text:p text:style-name="P14">Unit</text:p>
          </table:table-cell>
        </table:table-row>
        <table:table-row>
          <table:table-cell table:style-name="Table1.A2" office:value-type="string">
            <text:p text:style-name="P11">FI1</text:p>
          </table:table-cell>
          <table:table-cell table:style-name="Table1.B2" office:value-type="string">
            <text:p text:style-name="P13">Normal</text:p>
          </table:table-cell>
          <table:table-cell table:style-name="Table1.C4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4" office:value-type="string">
            <text:p text:style-name="P14">Integration</text:p>
          </table:table-cell>
        </table:table-row>
        <table:table-row>
          <table:table-cell table:style-name="Table1.A2" office:value-type="string">
            <text:p text:style-name="P11">FE1</text:p>
          </table:table-cell>
          <table:table-cell table:style-name="Table1.B2" office:value-type="string">
            <text:p text:style-name="P13">Normal</text:p>
          </table:table-cell>
          <table:table-cell table:style-name="Table1.C5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5" office:value-type="string">
            <text:p text:style-name="P14">Integration</text:p>
          </table:table-cell>
        </table:table-row>
        <table:table-row table:style-name="Table1.6">
          <table:table-cell table:style-name="Table1.A2" office:value-type="string">
            <text:p text:style-name="P11">RE1</text:p>
          </table:table-cell>
          <table:table-cell table:style-name="Table1.B2" office:value-type="string">
            <text:p text:style-name="P13">Normal</text:p>
          </table:table-cell>
          <table:table-cell table:style-name="Table1.C6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6" office:value-type="string">
            <text:p text:style-name="P14">Integration</text:p>
          </table:table-cell>
        </table:table-row>
        <table:table-row>
          <table:table-cell table:style-name="Table1.A2" office:value-type="string">
            <text:p text:style-name="P11">FIN1</text:p>
          </table:table-cell>
          <table:table-cell table:style-name="Table1.B2" office:value-type="string">
            <text:p text:style-name="P13">Normal</text:p>
          </table:table-cell>
          <table:table-cell table:style-name="Table1.C7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7" office:value-type="string">
            <text:p text:style-name="P14">Integration</text:p>
          </table:table-cell>
        </table:table-row>
        <table:table-row>
          <table:table-cell table:style-name="Table1.A2" office:value-type="string">
            <text:p text:style-name="P12">GH1</text:p>
          </table:table-cell>
          <table:table-cell table:style-name="Table1.B2" office:value-type="string">
            <text:p text:style-name="P13">Normal</text:p>
          </table:table-cell>
          <table:table-cell table:style-name="Table1.C8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8" office:value-type="string">
            <text:p text:style-name="P14">Integration</text:p>
          </table:table-cell>
        </table:table-row>
        <table:table-row>
          <table:table-cell table:style-name="Table1.A2" office:value-type="string">
            <text:p text:style-name="P12">BN1</text:p>
          </table:table-cell>
          <table:table-cell table:style-name="Table1.B2" office:value-type="string">
            <text:p text:style-name="P13">Normal</text:p>
          </table:table-cell>
          <table:table-cell table:style-name="Table1.C9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9" office:value-type="string">
            <text:p text:style-name="P14">Integration</text:p>
          </table:table-cell>
        </table:table-row>
        <table:table-row>
          <table:table-cell table:style-name="Table1.A2" office:value-type="string">
            <text:p text:style-name="P12">IDA1</text:p>
          </table:table-cell>
          <table:table-cell table:style-name="Table1.B2" office:value-type="string">
            <text:p text:style-name="P13">Normal</text:p>
          </table:table-cell>
          <table:table-cell table:style-name="Table1.C10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10" office:value-type="string">
            <text:p text:style-name="P14">Integration</text:p>
          </table:table-cell>
        </table:table-row>
        <table:table-row>
          <table:table-cell table:style-name="Table1.A2" office:value-type="string">
            <text:p text:style-name="P12">UN1</text:p>
          </table:table-cell>
          <table:table-cell table:style-name="Table1.B2" office:value-type="string">
            <text:p text:style-name="P13">Abnormal</text:p>
          </table:table-cell>
          <table:table-cell table:style-name="Table1.C11" office:value-type="string">
            <text:p text:style-name="P14">Blackbox</text:p>
          </table:table-cell>
          <table:table-cell table:style-name="Table1.D2" office:value-type="string">
            <text:p text:style-name="P14">Functional</text:p>
          </table:table-cell>
          <table:table-cell table:style-name="Table1.E11" office:value-type="string">
            <text:p text:style-name="P14">Integration</text:p>
          </table:table-cell>
        </table:table-row>
        <table:table-row>
          <table:table-cell table:style-name="Table1.A12" office:value-type="string">
            <text:p text:style-name="P12">CR1</text:p>
          </table:table-cell>
          <table:table-cell table:style-name="Table1.B12" office:value-type="string">
            <text:p text:style-name="P13">Abnormal</text:p>
          </table:table-cell>
          <table:table-cell table:style-name="Table1.C12" office:value-type="string">
            <text:p text:style-name="P14">Blackbox</text:p>
          </table:table-cell>
          <table:table-cell table:style-name="Table1.D12" office:value-type="string">
            <text:p text:style-name="P14">Functional</text:p>
          </table:table-cell>
          <table:table-cell table:style-name="Table1.E12" office:value-type="string">
            <text:p text:style-name="P14">Integration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2:41:36.584056223</meta:creation-date>
    <meta:generator>LibreOffice/24.2.7.2$Linux_X86_64 LibreOffice_project/420$Build-2</meta:generator>
    <dc:date>2026-02-03T17:20:52.219730232</dc:date>
    <meta:editing-duration>PT4H52M52S</meta:editing-duration>
    <meta:editing-cycles>16</meta:editing-cycles>
    <meta:document-statistic meta:table-count="1" meta:image-count="0" meta:object-count="0" meta:page-count="3" meta:paragraph-count="107" meta:word-count="555" meta:character-count="3582" meta:non-whitespace-character-count="3134"/>
  </office:meta>
</office:document-meta>
</file>